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92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5cm" svg:height="3.887cm" svg:x="2.844cm" svg:y="9.7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>All data</text:p>
              </table:table-cell>
              <table:table-cell>
                <text:p>Only correct</text:p>
              </table:table-cell>
            </table:table-row>
            <table:table-row table:style-name="ro1" table:default-cell-style-name="ce1">
              <table:table-cell>
                <text:p>conv1</text:p>
              </table:table-cell>
              <table:table-cell>
                <text:p>R v</text:p>
              </table:table-cell>
              <table:table-cell>
                <text:p>88</text:p>
              </table:table-cell>
              <table:table-cell>
                <text:p>89</text:p>
              </table:table-cell>
            </table:table-row>
            <table:table-row table:style-name="ro1" table:default-cell-style-name="ce1">
              <table:table-cell/>
              <table:table-cell>
                <text:p>b l</text:p>
              </table:table-cell>
              <table:table-cell>
                <text:p>84</text:p>
              </table:table-cell>
              <table:table-cell>
                <text:p>82</text:p>
              </table:table-cell>
            </table:table-row>
            <table:table-row table:style-name="ro1" table:default-cell-style-name="ce1">
              <table:table-cell/>
              <table:table-cell>
                <text:p>R v b l</text:p>
              </table:table-cell>
              <table:table-cell>
                <text:p>34</text:p>
              </table:table-cell>
              <table:table-cell>
                <text:p>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0.8cm" svg:height="1.05cm" svg:x="5.4cm" svg:y="8.6cm">
          <draw:text-box>
            <text:p>Phonemes classif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3-04T15:49:58.295063175</meta:creation-date>
    <dc:date>2016-03-04T16:06:50.310163011</dc:date>
    <dc:creator>guery </dc:creator>
    <meta:editing-duration>PT59S</meta:editing-duration>
    <meta:editing-cycles>3</meta:editing-cycles>
    <meta:generator>LibreOffice/4.2.8.2$Linux_X86_64 LibreOffice_project/420m0$Build-2</meta:generator>
    <meta:document-statistic meta:object-count="2"/>
  </office:meta>
</office:document-meta>
</file>